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983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58.5256 <text:s text:c="2"/>0.977718 0.00851212 <text:s/>0.0206103 <text:s/>-0.739175 <text:s text:c="2"/>-1.67779 <text:s text:c="3"/>0.57896 <text:s text:c="4"/>73.817</text:p>
      <text:p text:style-name="Standard">0.0742809</text:p>
      <text:p text:style-name="Standard"/>
      <text:p text:style-name="Standard">58.2939 <text:s text:c="2"/>0.981512 0.00207175 <text:s/>0.0185403 <text:s/>-0.939189 <text:s text:c="2"/>-1.51137 <text:s text:c="3"/>0.78065 <text:s text:c="3"/>74.1346</text:p>
      <text:p text:style-name="Standard">0.0623832</text:p>
      <text:p text:style-name="Standard"/>
      <text:p text:style-name="Standard">58.1735 <text:s text:c="4"/>0.98169 -0.00602538 <text:s text:c="2"/>0.0136035 <text:s text:c="2"/>-0.322741 <text:s text:c="3"/>-1.29606 <text:s text:c="4"/>1.38209 <text:s text:c="4"/>73.7478</text:p>
      <text:p text:style-name="Standard">0.0795789</text:p>
      <text:p text:style-name="Standard"/>
      <text:p text:style-name="Standard">58.4135 <text:s text:c="4"/>0.981003 -0.000454897 <text:s text:c="3"/>0.0136167 <text:s text:c="3"/>-0.516054 <text:s text:c="5"/>-1.3876 <text:s text:c="4"/>0.904936 <text:s text:c="5"/>73.9738</text:p>
      <text:p text:style-name="Standard">0.0834346</text:p>
      <text:p text:style-name="Standard"/>
      <text:p text:style-name="Standard">58.3887 <text:s text:c="3"/>0.982003 0.000183733 <text:s text:c="2"/>0.0176827 <text:s text:c="2"/>-0.561823 <text:s text:c="3"/>-1.29596 <text:s text:c="4"/>1.34061 <text:s text:c="4"/>73.9972</text:p>
      <text:p text:style-name="Standard">0.077515</text:p>
      <text:p text:style-name="Standard"/>
      <text:p text:style-name="Standard">58.2033 <text:s text:c="4"/>0.98391 -0.00318334 <text:s text:c="2"/>0.0145326 <text:s text:c="2"/>-0.582263 <text:s text:c="3"/>-1.05881 <text:s text:c="4"/>1.13152 <text:s text:c="5"/>73.975</text:p>
      <text:p text:style-name="Standard">0.070876</text:p>
      <text:p text:style-name="Standard"/>
      <text:p text:style-name="Standard">58.2822 <text:s text:c="2"/>0.980882 -0.0087221 <text:s/>0.0157005 -0.0629923 <text:s text:c="2"/>-1.26397 <text:s text:c="3"/>1.86134 <text:s text:c="3"/>73.8796</text:p>
      <text:p text:style-name="Standard">0.0886331</text:p>
      <text:p text:style-name="Standard"/>
      <text:p text:style-name="Standard">58.1467 <text:s text:c="3"/>0.982845 -0.00492907 <text:s text:c="2"/>0.0143546 <text:s text:c="2"/>-0.538897 <text:s text:c="3"/>-1.32009 <text:s text:c="4"/>1.31535 <text:s text:c="4"/>73.8583</text:p>
      <text:p text:style-name="Standard">0.0690053</text:p>
      <text:p text:style-name="Standard"/>
      <text:p text:style-name="Standard">58.0806 <text:s text:c="3"/>0.985701 -0.00472571 <text:s text:c="2"/>0.0122913 <text:s text:c="2"/>-0.766098 <text:s text:c="3"/>-1.20555 <text:s text:c="4"/>1.52479 <text:s text:c="4"/>73.9981</text:p>
      <text:p text:style-name="Standard">0.0650325</text:p>
      <text:p text:style-name="Standard"/>
      <text:p text:style-name="Standard"><text:span text:style-name="T1">5</text:span>8.2189 <text:s/>0.981625 -0.005398 <text:s/>0.015712 -0.408283 <text:s text:c="2"/>-1.2097 <text:s text:c="3"/>1.0436 <text:s text:c="2"/>73.9575</text:p>
      <text:p text:style-name="Standard">0.0684946</text:p>
      <text:p text:style-name="Standard"/>
      <text:p text:style-name="Standard">58.4746 <text:s/>0.982756 0.0032918 0.0147603 <text:s/>-0.84928 -0.717976 <text:s/>0.256966 <text:s text:c="2"/>73.9939</text:p>
      <text:p text:style-name="Standard">0.0633136</text:p>
      <text:p text:style-name="Standard"/>
      <text:p text:style-name="Standard">58.2896 <text:s text:c="3"/>0.979147 -0.00881759 <text:s text:c="2"/>0.0147767 <text:s/>-0.0765934 <text:s text:c="3"/>-1.27437 <text:s text:c="3"/>0.911777 <text:s text:c="4"/>73.9579</text:p>
      <text:p text:style-name="Standard">0.0788238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18:32:53.831229624</meta:creation-date>
    <dc:date>2021-04-19T19:28:57.276439692</dc:date>
    <meta:editing-duration>PT5M2S</meta:editing-duration>
    <meta:editing-cycles>1</meta:editing-cycles>
    <meta:document-statistic meta:table-count="0" meta:image-count="0" meta:object-count="0" meta:page-count="1" meta:paragraph-count="24" meta:word-count="108" meta:character-count="1156" meta:non-whitespace-character-count="889"/>
    <meta:generator>LibreOffice/6.4.6.2$Linux_X86_64 LibreOffice_project/40$Build-2</meta:generator>
  </office:meta>
</office:document-meta>
</file>